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74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5.5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atégorie</text:p>
          </table:table-cell>
          <table:table-cell office:value-type="string" calcext:value-type="string">
            <text:p>PIN Dev Board</text:p>
          </table:table-cell>
          <table:table-cell office:value-type="string" calcext:value-type="string">
            <text:p>PIN MCU</text:p>
          </table:table-cell>
          <table:table-cell office:value-type="string" calcext:value-type="string">
            <text:p>Description utilité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20">
            <text:p>Extension header 1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DC+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DC-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IO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IO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WM+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WM-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RQ/GP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I_SS_B/GP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2C_SD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2C_SCL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UART_RX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UART_TX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I_SS_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I_MOSI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I_MIS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I_SCK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VC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0">
            <text:p>Extension header 2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DC+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DC-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IO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IO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WM+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WM-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RQ/GP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I_SS_B/GP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2C_SD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2C_SCL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UART_RX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UART_TX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I_SS_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I_MOSI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I_MIS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I_SCK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VC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0">
            <text:p>Extension header 3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DC+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ADC-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IO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IO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WM+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WM-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RQ/GP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I_SS_B/GPI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2C_SD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I2C_SCL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UART_RX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UART_TX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I_SS_A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I_MOSI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I_MISO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SPI_SCK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VCC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1" table:number-rows-spanned="2">
            <text:p>CAN connector</text:p>
          </table:table-cell>
          <table:table-cell office:value-type="string" calcext:value-type="string">
            <text:p>CAN_H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CAN_L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3T09:51:45.767000000</meta:creation-date>
    <meta:generator>LibreOffice/7.5.2.2$Windows_X86_64 LibreOffice_project/53bb9681a964705cf672590721dbc85eb4d0c3a2</meta:generator>
    <dc:date>2024-06-13T15:05:07.584000000</dc:date>
    <meta:editing-duration>PT5H13M21S</meta:editing-duration>
    <meta:editing-cycles>3</meta:editing-cycles>
    <meta:document-statistic meta:table-count="1" meta:cell-count="70" meta:object-count="0"/>
  </office:meta>
</office:document-meta>
</file>